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6.3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font-name="Liberation Serif"/>
    </style:style>
    <style:style style:name="ce2" style:family="table-cell" style:parent-style-name="Default">
      <style:table-cell-properties fo:background-color="#ffd7d7" fo:border="0.74pt solid #000000"/>
      <style:text-properties style:font-name="Liberation Serif"/>
    </style:style>
    <style:style style:name="ce3" style:family="table-cell" style:parent-style-name="Default" style:data-style-name="N111">
      <style:table-cell-properties fo:background-color="#ffd7d7" fo:border="0.74pt solid #000000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23cm" svg:height="5.76cm" svg:x="35.778cm" svg:y="9.071cm">
            <draw:object draw:notify-on-update-of-ranges="Sheet1.A3:Sheet1.A3 Sheet1.A4:Sheet1.A13 Sheet1.D3:Sheet1.D3 Sheet1.D4:Sheet1.D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0.23cm" svg:height="5.76cm" svg:x="24.481cm" svg:y="9.049cm">
            <draw:object draw:notify-on-update-of-ranges="Sheet1.A3:Sheet1.A3 Sheet1.A4:Sheet1.A13 Sheet1.C3:Sheet1.C3 Sheet1.C4:Sheet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23cm" svg:height="5.76cm" svg:x="24.144cm" svg:y="1.718cm">
            <draw:object draw:notify-on-update-of-ranges="Sheet1.A3:Sheet1.A3 Sheet1.A4:Sheet1.A13 Sheet1.B3:Sheet1.B3 Sheet1.B4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USUARIOS</text:p>
          </table:table-cell>
          <table:table-cell table:style-name="ce1" office:value-type="string" calcext:value-type="string">
            <text:p>TIEMPO DE RESPUESTA</text:p>
          </table:table-cell>
          <table:table-cell table:style-name="ce1" office:value-type="string" calcext:value-type="string">
            <text:p>TIEMPO DE RESPUESTA(doble)</text:p>
          </table:table-cell>
          <table:table-cell table:style-name="ce1" office:value-type="string" calcext:value-type="string">
            <text:p>TIEMPO DE RESPUESTA(mitad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9" calcext:value-type="float">
            <text:p>0.639</text:p>
          </table:table-cell>
          <table:table-cell office:value-type="float" office:value="0.5546" calcext:value-type="float">
            <text:p>0.555</text:p>
          </table:table-cell>
          <table:table-cell office:value-type="float" office:value="0.8516" calcext:value-type="float">
            <text:p>0.8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23" calcext:value-type="float">
            <text:p>0.992</text:p>
          </table:table-cell>
          <table:table-cell office:value-type="float" office:value="0.664" calcext:value-type="float">
            <text:p>0.664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17" calcext:value-type="float">
            <text:p>1.917</text:p>
          </table:table-cell>
          <table:table-cell office:value-type="float" office:value="0.834" calcext:value-type="float">
            <text:p>0.834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75" calcext:value-type="float">
            <text:p>4.075</text:p>
          </table:table-cell>
          <table:table-cell office:value-type="float" office:value="1.128" calcext:value-type="float">
            <text:p>1.128</text:p>
          </table:table-cell>
          <table:table-cell office:value-type="float" office:value="8" calcext:value-type="float">
            <text:p>8.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001" calcext:value-type="float">
            <text:p>7.001</text:p>
          </table:table-cell>
          <table:table-cell office:value-type="float" office:value="1.704" calcext:value-type="float">
            <text:p>1.704</text:p>
          </table:table-cell>
          <table:table-cell office:value-type="float" office:value="11" calcext:value-type="float">
            <text:p>11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.000</text:p>
          </table:table-cell>
          <table:table-cell office:value-type="float" office:value="2.918" calcext:value-type="float">
            <text:p>2.918</text:p>
          </table:table-cell>
          <table:table-cell office:value-type="float" office:value="14" calcext:value-type="float">
            <text:p>14.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.000</text:p>
          </table:table-cell>
          <table:table-cell office:value-type="float" office:value="5.135" calcext:value-type="float">
            <text:p>5.135</text:p>
          </table:table-cell>
          <table:table-cell office:value-type="float" office:value="17" calcext:value-type="float">
            <text:p>17.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.000</text:p>
          </table:table-cell>
          <table:table-cell office:value-type="float" office:value="8.006" calcext:value-type="float">
            <text:p>8.006</text:p>
          </table:table-cell>
          <table:table-cell office:value-type="float" office:value="20" calcext:value-type="float">
            <text:p>20.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.000</text:p>
          </table:table-cell>
          <table:table-cell office:value-type="float" office:value="11" calcext:value-type="float">
            <text:p>11.000</text:p>
          </table:table-cell>
          <table:table-cell office:value-type="float" office:value="23" calcext:value-type="float">
            <text:p>23.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.000</text:p>
          </table:table-cell>
          <table:table-cell office:value-type="float" office:value="14" calcext:value-type="float">
            <text:p>14.000</text:p>
          </table:table-cell>
          <table:table-cell office:value-type="float" office:value="26" calcext:value-type="float">
            <text:p>26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3T21:41:26.463580849</meta:creation-date>
    <dc:date>2024-04-03T22:05:13.684522097</dc:date>
    <meta:editing-duration>PT2M56S</meta:editing-duration>
    <meta:editing-cycles>1</meta:editing-cycles>
    <meta:document-statistic meta:table-count="1" meta:cell-count="44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31cm" svg:height="5.761cm" xlink:href=".." xlink:type="simple" chart:class="chart:bar" chart:style-name="ch1">
        <chart:title svg:x="0.812cm" svg:y="0.251cm" chart:style-name="ch2">
          <text:p>Tiempo de respuesta según nº de usuarios</text:p>
        </chart:title>
        <chart:legend chart:legend-position="top" svg:x="2.765cm" svg:y="1.215cm" style:legend-expansion="wide" chart:style-name="ch3"/>
        <chart:plot-area chart:style-name="ch4" table:cell-range-address="Sheet1.A3:Sheet1.B13" chart:data-source-has-labels="both" svg:x="0.204cm" svg:y="1.928cm" svg:width="9.823cm" svg:height="3.718cm">
          <chartooo:coordinate-region svg:x="1.487cm" svg:y="2.127cm" svg:width="8.54cm" svg:height="2.872cm"/>
          <chart:axis chart:dimension="x" chart:name="primary-x" chart:style-name="ch5" chartooo:axis-type="auto">
            <chartooo:date-scale/>
            <chart:categories table:cell-range-address="Sheet1.A4:Sheet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13" chart:label-cell-address="Sheet1.B3:Sheet1.B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639">
                <text:p>0.639</text:p>
                <draw:g>
                  <svg:desc>Sheet1.B4:Sheet1.B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17">
                <text:p>1.9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001">
                <text:p>7.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31cm" svg:height="5.761cm" xlink:href=".." xlink:type="simple" chart:class="chart:bar" chart:style-name="ch1">
        <chart:title svg:x="0.812cm" svg:y="0.25cm" chart:style-name="ch2">
          <text:p>Tiempo de respuesta según nº de usuarios (DOBLE)</text:p>
        </chart:title>
        <chart:legend chart:legend-position="top" svg:x="2.249cm" svg:y="1.718cm" style:legend-expansion="wide" chart:style-name="ch3"/>
        <chart:plot-area chart:style-name="ch4" table:cell-range-address="Sheet1.A3:Sheet1.A13 Sheet1.C3:Sheet1.C13" chart:data-source-has-labels="both" svg:x="0.204cm" svg:y="2.431cm" svg:width="9.823cm" svg:height="3.215cm">
          <chartooo:coordinate-region svg:x="1.487cm" svg:y="2.63cm" svg:width="8.54cm" svg:height="2.369cm"/>
          <chart:axis chart:dimension="x" chart:name="primary-x" chart:style-name="ch5" chartooo:axis-type="auto">
            <chartooo:date-scale/>
            <chart:categories table:cell-range-address="Sheet1.A4:Sheet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13" chart:label-cell-address="Sheet1.C3:Sheet1.C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(doble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5546">
                <text:p>0.5546</text:p>
                <draw:g>
                  <svg:desc>Sheet1.C4:Sheet1.C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135">
                <text:p>5.1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31cm" svg:height="5.761cm" xlink:href=".." xlink:type="simple" chart:class="chart:bar" chart:style-name="ch1">
        <chart:title svg:x="0.812cm" svg:y="0.25cm" chart:style-name="ch2">
          <text:p>Tiempo de respuesta según nº de usuarios (MITAD)</text:p>
        </chart:title>
        <chart:legend chart:legend-position="top" svg:x="2.236cm" svg:y="1.718cm" style:legend-expansion="wide" chart:style-name="ch3"/>
        <chart:plot-area chart:style-name="ch4" table:cell-range-address="Sheet1.A3:Sheet1.A13 Sheet1.D3:Sheet1.D13" chart:data-source-has-labels="both" svg:x="0.204cm" svg:y="2.431cm" svg:width="9.823cm" svg:height="3.215cm">
          <chartooo:coordinate-region svg:x="1.487cm" svg:y="2.63cm" svg:width="8.54cm" svg:height="2.369cm"/>
          <chart:axis chart:dimension="x" chart:name="primary-x" chart:style-name="ch5" chartooo:axis-type="auto">
            <chartooo:date-scale/>
            <chart:categories table:cell-range-address="Sheet1.A4:Sheet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13" chart:label-cell-address="Sheet1.D3:Sheet1.D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(mitad)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8516">
                <text:p>0.8516</text:p>
                <draw:g>
                  <svg:desc>Sheet1.D4:Sheet1.D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002">
                <text:p>5.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